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automatic-styles>
    <style:style style:name="P1" style:family="paragraph" style:parent-style-name="Standard">
      <style:text-properties style:font-name="Courier New" fo:font-size="12pt" fo:font-weight="bold" officeooo:paragraph-rsid="001fceb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Courier New" fo:font-size="12pt" officeooo:paragraph-rsid="001fceb5" style:font-size-asian="12pt" style:font-size-complex="12pt"/>
    </style:style>
    <style:style style:name="P3" style:family="paragraph" style:parent-style-name="Standard">
      <style:text-properties style:font-name="Courier New" fo:font-weight="bold" officeooo:paragraph-rsid="001fceb5" style:font-weight-asian="bold" style:font-weight-complex="bold"/>
    </style:style>
    <style:style style:name="P4" style:family="paragraph" style:parent-style-name="Standard">
      <style:text-properties fo:font-variant="normal" fo:text-transform="none" fo:color="#1d2125" loext:opacity="100%" style:font-name="Courier New" fo:font-size="11.25pt" fo:letter-spacing="normal" fo:font-style="normal" fo:font-weight="normal" officeooo:paragraph-rsid="001fceb5" style:font-weight-asian="normal" style:font-weight-complex="normal"/>
    </style:style>
    <style:style style:name="P5" style:family="paragraph" style:parent-style-name="Standard">
      <style:text-properties fo:font-variant="normal" fo:text-transform="none" fo:color="#1d2125" loext:opacity="100%" style:font-name="Poppins" fo:font-size="11.25pt" fo:letter-spacing="normal" fo:font-style="normal" fo:font-weight="normal" officeooo:paragraph-rsid="001fceb5" style:font-weight-asian="normal" style:font-weight-complex="normal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style:font-name="Courier New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Courier New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Courier New" fo:font-weight="bold" officeooo:rsid="001fceb5" officeooo:paragraph-rsid="001fceb5" style:font-weight-asian="bold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Courier New" fo:font-weight="normal" officeooo:rsid="001fceb5" officeooo:paragraph-rsid="001fceb5" style:font-weight-asian="normal" style:font-weight-complex="normal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Courier New" fo:font-weight="bold" officeooo:rsid="001fd65c" officeooo:paragraph-rsid="001fd65c" style:font-weight-asian="bold" style:font-weight-complex="bold"/>
    </style:style>
    <style:style style:name="P11" style:family="paragraph" style:parent-style-name="Standard">
      <style:text-properties style:font-name="Courier New" fo:font-weight="normal" officeooo:rsid="001fd65c" officeooo:paragraph-rsid="001fd65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ceb5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1fd65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2.1 </text:p>
      <text:p text:style-name="P2"><text:span text:style-name="T1">Tema </text:span><text:span text:style-name="T2">3</text:span><text:span text:style-name="T1">: </text:span><text:bookmark text:name="yui_3_18_1_1_1761288304324_131"/><text:span text:style-name="T1">Modelo Entidad Relación </text:span></text:p>
      <text:p text:style-name="P1">Base de Datos </text:p>
      <text:p text:style-name="P3"><text:span text:style-name="T3">Cursos 25/26</text:span> </text:p>
      <text:p text:style-name="P3"/>
      <text:p text:style-name="P4">Realice las siguientes actividades:</text:p>
      <text:p text:style-name="P5"/>
      <text:list text:style-name="L1">
        <text:list-item>
          <text:p text:style-name="P6"><text:bookmark text:name="yui_3_18_1_1_1761288262442_153"/>Determine al menos 4 entidades posibles para modelar la base de datos relacionada con la gestión de un gimnasio.</text:p>
        </text:list-item>
        <text:list-item>
          <text:p text:style-name="P6">Determinar una serie de posibles atributos para cada una delas entidades obtenidas en el ejercicio anterior. Uno de los atributos ha de ser el AI cuyo nombre siempre será id.</text:p>
        </text:list-item>
      </text:list>
      <text:p text:style-name="P7"/>
      <text:p text:style-name="P8">1. 4 entidades posibles.</text:p>
      <text:p text:style-name="P9">Clientes, Tiempo_pagado, Facturas y <text:span text:style-name="T4">Personal.</text:span></text:p>
      <text:p text:style-name="P9"/>
      <text:p text:style-name="P10">2. Atributos para cada entidad.</text:p>
      <text:p text:style-name="P9"/>
      <text:p text:style-name="P11">CLIENTES:<text:tab/><text:tab/>TIEMPO_PAGADO:<text:tab/><text:tab/>FACTURAS:<text:tab/><text:tab/> <text:s/>PERSONAL:</text:p>
      <text:p text:style-name="P11">- id<text:tab/><text:tab/><text:tab/>- id_cliente<text:tab/><text:tab/>- id_factura<text:tab/> <text:s/>- id_personal</text:p>
      <text:p text:style-name="P11">- nombre<text:tab/><text:tab/>- meses_abonados<text:tab/>- coste<text:tab/><text:tab/> <text:s/>- salario</text:p>
      <text:p text:style-name="P11">- tlfo <text:s text:c="3"/><text:tab/>- precio<text:tab/><text:tab/><text:tab/>- fecha_limite<text:tab/> <text:s/>- fin_contrato</text:p>
      <text:p text:style-name="P11"><text:tab/><text:tab/><text:tab/><text:tab/><text:tab/><text:tab/><text:tab/></text:p>
      <text:p text:style-name="P11"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08:41:33.008434300</meta:creation-date>
    <dc:date>2025-10-24T09:01:33.620508400</dc:date>
    <meta:editing-duration>PT9M1S</meta:editing-duration>
    <meta:editing-cycles>1</meta:editing-cycles>
    <meta:document-statistic meta:table-count="0" meta:image-count="0" meta:object-count="0" meta:page-count="1" meta:paragraph-count="16" meta:word-count="109" meta:character-count="706" meta:non-whitespace-character-count="577"/>
    <meta:generator>LibreOffice/25.8.2.2$Windows_X86_64 LibreOffice_project/d401f2107ccab8f924a8e2df40f573aab7605b6f</meta:generator>
  </office:meta>
</office:document-meta>
</file>